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44">
      <style:table-cell-properties style:diagonal-bl-tr="none" style:diagonal-tl-br="none" fo:border="non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1944" calcext:value-type="float">
            <text:p>4.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89668" calcext:value-type="float">
            <text:p>3.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376" calcext:value-type="float">
            <text:p>3.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6744" calcext:value-type="float">
            <text:p>4.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7044" calcext:value-type="float">
            <text:p>4.6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388" calcext:value-type="float">
            <text:p>4.8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7344" calcext:value-type="float">
            <text:p>5.0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92836" calcext:value-type="float">
            <text:p>4.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0248" calcext:value-type="float">
            <text:p>5.7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21864" calcext:value-type="float">
            <text:p>7.2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21864" calcext:value-type="float">
            <text:p>7.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10328" calcext:value-type="float">
            <text:p>7.1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1692" calcext:value-type="float">
            <text:p>7.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4412" calcext:value-type="float">
            <text:p>7.4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5886" calcext:value-type="float">
            <text:p>7.5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7092" calcext:value-type="float">
            <text:p>7.7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1692" calcext:value-type="float">
            <text:p>7.1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46584" calcext:value-type="float">
            <text:p>7.4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64712" calcext:value-type="float">
            <text:p>7.6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79544" calcext:value-type="float">
            <text:p>7.7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1692" calcext:value-type="float">
            <text:p>7.1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2424" calcext:value-type="float">
            <text:p>6.7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37816" calcext:value-type="float">
            <text:p>6.3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24632" calcext:value-type="float">
            <text:p>6.2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7T00:00:51.682751298</meta:creation-date>
    <dc:date>2021-12-07T00:01:38.947250762</dc:date>
    <meta:editing-duration>PT47S</meta:editing-duration>
    <meta:editing-cycles>1</meta:editing-cycles>
    <meta:document-statistic meta:table-count="1" meta:cell-count="50" meta:object-count="0"/>
    <meta:generator>LibreOffice/7.2.2.2$Linux_X86_64 LibreOffice_project/20$Build-2</meta:generator>
  </office:meta>
</office:document-meta>
</file>